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2cm" fo:min-width="7.3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2cm" fo:min-width="6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2cm" fo:min-width="2.9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1cm" fo:min-width="6.1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81cm" fo:min-width="8.6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1cm" fo:min-width="2.83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2cm" fo:min-width="2.83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2cm" fo:min-width="3.6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49cm" fo:min-width="4.816cm"/>
    </style:style>
    <style:style style:name="P1" style:family="paragraph">
      <style:paragraph-properties fo:text-align="center"/>
      <style:text-properties fo:font-size="8pt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2.5cm" svg:height="18.99cm" svg:x="12.5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7.998cm" svg:height="18.99cm" svg:x="2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001cm" svg:height="12.992cm" svg:x="36cm" svg:y="5.269cm">
          <text:p text:style-name="P2">She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cm" svg:height="12.992cm" svg:x="2.999cm" svg:y="5.269cm">
          <text:p text:style-name="P2">Attacker</text:p>
          <text:p text:style-name="P2">(master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6.501cm" svg:height="12.992cm" svg:x="13.499cm" svg:y="5.269cm">
          <text:p text:style-name="P2">Beach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998cm" svg:height="4.996cm" svg:x="14cm" svg:y="5.769cm">
          <text:p/>
          <draw:enhanced-geometry svg:viewBox="0 0 21600 21600" draw:mirror-horizontal="false" draw:mirror-vertical="false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gr3" draw:text-style-name="P1" draw:layer="layout" svg:width="4.998cm" svg:height="4.996cm" svg:x="14cm" svg:y="12.765cm">
          <text:p/>
          <draw:enhanced-geometry svg:viewBox="0 0 21600 21600" draw:glue-points="10800 0 3160 3160 0 10800 3160 18440 10800 21600 18440 18440 21600 10800 18440 3160" draw:text-areas="3100 3100 18500 18500" draw:mirror-horizontal="false" draw:mirror-vertical="false" draw:type="flowchart-summing-junction" draw:enhanced-path="U 10800 10800 10800 10800 0 23592960 Z N M 3100 3100 L 18500 18500 N M 3100 18500 L 18500 3100 N"/>
        </draw:custom-shape>
        <draw:line draw:style-name="gr4" draw:text-style-name="P3" draw:layer="layout" svg:x1="30.501cm" svg:y1="4.768cm" svg:x2="35.001cm" svg:y2="4.768cm">
          <text:p/>
        </draw:line>
        <draw:line draw:style-name="gr4" draw:text-style-name="P3" draw:layer="layout" svg:x1="35.001cm" svg:y1="18.261cm" svg:x2="30.501cm" svg:y2="18.261cm">
          <text:p/>
        </draw:line>
        <draw:custom-shape draw:style-name="gr3" draw:text-style-name="P1" draw:layer="layout" svg:width="15.499cm" svg:height="4.996cm" svg:x="14cm" svg:y="5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cm" svg:height="2.999cm" svg:x="27.999cm" svg:y="6.267cm">
          <text:p text:style-name="P2">Pipe</text:p>
          <text:p text:style-name="P2">ToShell</text:p>
          <draw:enhanced-geometry svg:viewBox="0 0 21600 21600" draw:glue-points="10800 0 0 10800 10800 21600 14800 10800 21600 10800" draw:text-areas="3400 0 14800 21600" draw:mirror-horizontal="false" draw:mirror-vertical="false" draw:type="flowchart-direct-access-storage" draw:enhanced-path="M 18200 0 X 21600 10800 18200 21600 L 3400 21600 X 0 10800 3400 0 Z N M 18200 0 X 14800 10800 18200 21600 N"/>
        </draw:custom-shape>
        <draw:frame draw:style-name="gr5" draw:text-style-name="P4" draw:layer="layout" svg:width="7.831cm" svg:height="1.742cm" svg:x="19.67cm" svg:y="7.524cm">
          <draw:text-box>
            <text:p text:style-name="P4">Reader Thread</text:p>
          </draw:text-box>
        </draw:frame>
        <draw:custom-shape draw:style-name="gr3" draw:text-style-name="P1" draw:layer="layout" svg:width="15.499cm" svg:height="4.996cm" svg:x="14cm" svg:y="12.7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cm" svg:height="2.999cm" svg:x="27.999cm" svg:y="14.264cm">
          <text:p text:style-name="P2">Pipe</text:p>
          <text:p text:style-name="P2">FromShell</text:p>
          <draw:enhanced-geometry svg:viewBox="0 0 21600 21600" draw:glue-points="10800 0 0 10800 10800 21600 14800 10800 21600 10800" draw:text-areas="3400 0 14800 21600" draw:mirror-horizontal="false" draw:mirror-vertical="false" draw:type="flowchart-direct-access-storage" draw:enhanced-path="M 18200 0 X 21600 10800 18200 21600 L 3400 21600 X 0 10800 3400 0 Z N M 18200 0 X 14800 10800 18200 21600 N"/>
        </draw:custom-shape>
        <draw:frame draw:style-name="gr6" draw:text-style-name="P4" draw:layer="layout" svg:width="7.414cm" svg:height="1.742cm" svg:x="19.67cm" svg:y="14.522cm">
          <draw:text-box>
            <text:p text:style-name="P4">Writer Thread</text:p>
          </draw:text-box>
        </draw:frame>
        <draw:line draw:style-name="gr4" draw:text-style-name="P1" draw:layer="layout" svg:x1="27.999cm" svg:y1="15.764cm" svg:x2="18.5cm" svg:y2="15.764cm">
          <text:p/>
        </draw:line>
        <draw:line draw:style-name="gr4" draw:text-style-name="P1" draw:layer="layout" svg:x1="18.5cm" svg:y1="7.766cm" svg:x2="27.999cm" svg:y2="7.766cm">
          <text:p/>
        </draw:line>
        <draw:line draw:style-name="gr4" draw:text-style-name="P1" draw:layer="layout" svg:x1="8.999cm" svg:y1="7.766cm" svg:x2="14.999cm" svg:y2="7.766cm">
          <text:p/>
        </draw:line>
        <draw:line draw:style-name="gr4" draw:text-style-name="P1" draw:layer="layout" svg:x1="14.999cm" svg:y1="15.764cm" svg:x2="8.999cm" svg:y2="15.764cm">
          <text:p/>
        </draw:line>
        <draw:frame draw:style-name="gr7" draw:text-style-name="P4" draw:layer="layout" svg:width="3.486cm" svg:height="1.742cm" svg:x="9.5cm" svg:y="6.267cm">
          <draw:text-box>
            <text:p text:style-name="P4">DMA</text:p>
          </draw:text-box>
        </draw:frame>
        <draw:frame draw:style-name="gr7" draw:text-style-name="P4" draw:layer="layout" svg:width="3.486cm" svg:height="1.742cm" svg:x="9.5cm" svg:y="14.264cm">
          <draw:text-box>
            <text:p text:style-name="P4">DMA</text:p>
          </draw:text-box>
        </draw:frame>
        <draw:frame draw:style-name="gr8" draw:text-style-name="P4" draw:layer="layout" svg:width="6.612cm" svg:height="2.731cm" svg:x="13.499cm" svg:y="2.771cm">
          <draw:text-box>
            <text:p text:style-name="P4">Ringbuffer</text:p>
            <text:p text:style-name="P4">FromMaster</text:p>
          </draw:text-box>
        </draw:frame>
        <draw:frame draw:style-name="gr9" draw:text-style-name="P4" draw:layer="layout" svg:width="6cm" svg:height="2.731cm" svg:x="13.5cm" svg:y="18.205cm">
          <draw:text-box>
            <text:p text:style-name="P4">Ringbuffer</text:p>
            <text:p text:style-name="P4">ToMaster</text:p>
          </draw:text-box>
        </draw:frame>
        <draw:frame draw:style-name="gr10" draw:text-style-name="P2" draw:layer="layout" svg:width="5.842cm" svg:height="3.721cm" svg:x="3.158cm" svg:y="2.27cm">
          <draw:text-box>
            <text:p text:style-name="P2">ATTACKERS</text:p>
            <text:p text:style-name="P2">HOST</text:p>
            <text:p text:style-name="P2"/>
          </draw:text-box>
        </draw:frame>
        <draw:frame draw:style-name="gr11" draw:text-style-name="P2" draw:layer="layout" svg:width="8.001cm" svg:height="1.742cm" svg:x="26.499cm" svg:y="2.27cm">
          <draw:text-box>
            <text:p text:style-name="P2">VICTIMS HOST</text:p>
          </draw:text-box>
        </draw:frame>
        <draw:frame draw:style-name="gr12" draw:text-style-name="P4" draw:layer="layout" svg:width="4.122cm" svg:height="1.742cm" svg:x="36.501cm" svg:y="6.768cm">
          <draw:text-box>
            <text:p text:style-name="P4">STDIN</text:p>
          </draw:text-box>
        </draw:frame>
        <draw:frame draw:style-name="gr13" draw:text-style-name="P4" draw:layer="layout" svg:width="5.316cm" svg:height="2.999cm" svg:x="36.501cm" svg:y="14.264cm">
          <draw:text-box>
            <text:p text:style-name="P4">STDOUT,</text:p>
            <text:p text:style-name="P4">STDER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.27cm" fo:margin-bottom="1.27cm" fo:margin-left="1cm" fo:margin-right="1cm" fo:page-width="59.4cm" fo:page-height="4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1-26T03:35:56</meta:creation-date>
    <dc:date>2007-02-20T03:51:40</dc:date>
    <dc:language>de-DE</dc:language>
    <meta:editing-cycles>11</meta:editing-cycles>
    <meta:editing-duration>PT23M51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